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200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1.2cm" fo:min-width="4.4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4.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2.8cm" fo:min-width="4.4cm" fo:wrap-option="no-wrap"/>
    </style:style>
    <style:style style:name="gr5" style:family="graphic" style:parent-style-name="standard">
      <style:graphic-properties draw:stroke="solid" svg:stroke-color="#ce181e" draw:fill="solid" draw:fill-color="#f04e4d" draw:textarea-horizontal-align="left" draw:auto-grow-height="true" draw:auto-grow-width="false" fo:min-height="2.123cm" fo:min-width="0cm"/>
    </style:style>
    <style:style style:name="co1" style:family="table-column">
      <style:table-column-properties style:column-width="3.982cm" style:use-optimal-column-width="false"/>
    </style:style>
    <style:style style:name="co2" style:family="table-column">
      <style:table-column-properties style:column-width="6.026cm" style:use-optimal-column-width="false"/>
    </style:style>
    <style:style style:name="co3" style:family="table-column">
      <style:table-column-properties style:column-width="3.611cm" style:use-optimal-column-width="false"/>
    </style:style>
    <style:style style:name="co4" style:family="table-column">
      <style:table-column-properties style:column-width="5.465cm" style:use-optimal-column-width="false"/>
    </style:style>
    <style:style style:name="co5" style:family="table-column">
      <style:table-column-properties style:column-width="4.195cm" style:use-optimal-column-width="false"/>
    </style:style>
    <style:style style:name="co6" style:family="table-column">
      <style:table-column-properties style:column-width="6.352cm" style:use-optimal-column-width="false"/>
    </style:style>
    <style:style style:name="co7" style:family="table-column">
      <style:table-column-properties style:column-width="6.028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57cm"/>
    </style:style>
    <style:style style:name="ro4" style:family="table-row">
      <style:table-row-properties style:row-height="0.874cm"/>
    </style:style>
    <style:style style:name="ro5" style:family="table-row">
      <style:table-row-properties style:row-height="0.779cm"/>
    </style:style>
    <style:style style:name="ro6" style:family="table-row">
      <style:table-row-properties style:row-height="0.918cm"/>
    </style:style>
    <style:style style:name="ro7" style:family="table-row">
      <style:table-row-properties style:row-height="1.051cm"/>
    </style:style>
    <style:style style:name="ce1" style:family="table-cell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ce2" style:family="table-cell">
      <style:text-properties fo:font-size="12pt" fo:font-style="italic" style:font-size-asian="18pt" style:font-style-asian="italic" style:font-size-complex="18pt" style:font-style-complex="italic"/>
    </style:style>
    <style:style style:name="ce3" style:family="table-cell">
      <style:text-properties fo:font-size="10pt" style:font-size-asian="18pt" style:font-size-complex="18pt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="solid" draw:fill-color="#fff200"/>
      <style:paragraph-properties fo:text-align="center" style:writing-mode="lr-tb">
        <style:tab-stops/>
      </style:paragraph-properties>
      <style:text-properties fo:background-color="transparen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solid" draw:fill-color="#f04e4d"/>
      <style:text-properties fo:font-size="12pt" style:font-size-asian="18pt" style:font-size-complex="18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pt" fo:font-style="italic" style:font-size-asian="18pt" style:font-style-asian="italic" style:font-size-complex="18pt" style:font-style-complex="italic"/>
    </style:style>
    <style:style style:name="T6" style:family="text">
      <style:text-properties fo:font-size="8pt" style:font-size-asian="18pt" style:font-size-complex="18pt"/>
    </style:style>
    <style:style style:name="T7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0.8cm" svg:height="0.75cm" svg:x="8.8cm" svg:y="1.3cm">
          <draw:text-box>
            <text:p text:style-name="P1"><text:span text:style-name="T1">Database </text:span><text:span text:style-name="T2">prenotazionesale</text:span></text:p>
          </draw:text-box>
        </draw:frame>
        <draw:frame draw:style-name="standard" draw:layer="layout" svg:width="10.007cm" svg:height="2.699cm" svg:x="17.765cm" svg:y="7.1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3"><text:span text:style-name="T3">Prenotazioniserviziaccessori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ID_prenotazione</text:span></text:p>
              </table:table-cell>
              <table:table-cell>
                <text:p><text:span text:style-name="T4">Chiave esterna su </text:span><text:span text:style-name="T5">Prenotazioni</text:span></text:p>
              </table:table-cell>
            </table:table-row>
            <table:table-row table:style-name="ro2" table:default-cell-style-name="ce3">
              <table:table-cell>
                <text:p><text:span text:style-name="T4">ID_servizio</text:span></text:p>
              </table:table-cell>
              <table:table-cell>
                <text:p><text:span text:style-name="T4">Chiave esterna su </text:span><text:span text:style-name="T5">Serviziaccessor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75cm" svg:height="7.286cm" svg:x="1.562cm" svg:y="2.57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p text:style-name="P3"><text:span text:style-name="T3">Prenotazioni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ID_sala</text:span></text:p>
              </table:table-cell>
              <table:table-cell>
                <text:p><text:span text:style-name="T4">Chiave esterna su </text:span><text:span text:style-name="T5">Sale</text:span></text:p>
              </table:table-cell>
            </table:table-row>
            <table:table-row table:style-name="ro2" table:default-cell-style-name="ce3">
              <table:table-cell>
                <text:p><text:span text:style-name="T4">data</text:span></text:p>
              </table:table-cell>
              <table:table-cell>
                <text:p><text:span text:style-name="T4">Data della prenotazione</text:span></text:p>
              </table:table-cell>
            </table:table-row>
            <table:table-row table:style-name="ro2" table:default-cell-style-name="ce3">
              <table:table-cell>
                <text:p><text:span text:style-name="T4">orainizio</text:span></text:p>
              </table:table-cell>
              <table:table-cell>
                <text:p><text:span text:style-name="T4">Ora di inizio prenotazione</text:span></text:p>
              </table:table-cell>
            </table:table-row>
            <table:table-row table:style-name="ro2" table:default-cell-style-name="ce3">
              <table:table-cell>
                <text:p><text:span text:style-name="T4">orafine</text:span></text:p>
              </table:table-cell>
              <table:table-cell>
                <text:p><text:span text:style-name="T4">Ora di fine prenotazione</text:span></text:p>
              </table:table-cell>
            </table:table-row>
            <table:table-row table:style-name="ro2" table:default-cell-style-name="ce3">
              <table:table-cell>
                <text:p><text:span text:style-name="T4">nome</text:span></text:p>
              </table:table-cell>
              <table:table-cell>
                <text:p><text:span text:style-name="T4">Nome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cognome</text:span></text:p>
              </table:table-cell>
              <table:table-cell>
                <text:p><text:span text:style-name="T4">Cognome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email</text:span></text:p>
              </table:table-cell>
              <table:table-cell>
                <text:p><text:span text:style-name="T4">Email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telefono</text:span></text:p>
              </table:table-cell>
              <table:table-cell>
                <text:p><text:span text:style-name="T4">Telefono di chi sta prenotando</text:span></text:p>
              </table:table-cell>
            </table:table-row>
            <table:table-row table:style-name="ro3" table:default-cell-style-name="ce3">
              <table:table-cell>
                <text:p><text:span text:style-name="T4">descrizioneevento</text:span></text:p>
              </table:table-cell>
              <table:table-cell>
                <text:p><text:span text:style-name="T4">100 caratteri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546cm" svg:height="3.358cm" svg:x="13.525cm" svg:y="10.5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 table:number-columns-spanned="2">
                <text:p text:style-name="P3"><text:span text:style-name="T3">Sale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nomesala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4">dipartimento</text:span></text:p>
              </table:table-cell>
              <table:table-cell>
                <text:p><text:span text:style-name="T4">Menu a tendina con i vari dipartimenti</text:span></text:p>
              </table:table-cell>
            </table:table-row>
            <table:table-row table:style-name="ro3" table:default-cell-style-name="ce3">
              <table:table-cell>
                <text:p><text:span text:style-name="T4">numeroposti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07cm" svg:height="3.48cm" svg:x="1.264cm" svg:y="14.3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 table:number-columns-spanned="2">
                <text:p text:style-name="P3"><text:span text:style-name="T3">Serviziaccessori</text:span></text:p>
              </table:table-cell>
              <table:covered-table-cell table:style-name="ce2"/>
            </table:table-row>
            <table:table-row table:style-name="ro5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5" table:default-cell-style-name="ce3">
              <table:table-cell>
                <text:p><text:span text:style-name="T4">servizio</text:span></text:p>
              </table:table-cell>
              <table:table-cell>
                <text:p><text:span text:style-name="T4">Es. Videoconferenza, proiettore...</text:span></text:p>
              </table:table-cell>
            </table:table-row>
            <table:table-row table:style-name="ro6" table:default-cell-style-name="ce3">
              <table:table-cell>
                <text:p><text:span text:style-name="T4">tecnico</text:span></text:p>
              </table:table-cell>
              <table:table-cell>
                <text:p><text:span text:style-name="T4">È necessaria la presenza di un tecnico: SI/N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009cm" svg:height="3.482cm" svg:x="17.751cm" svg:y="15.457cm">
          <table:table table:template-name="default" table:use-first-row-styles="true" table:use-banding-rows-styles="true">
            <table:table-column table:style-name="co1"/>
            <table:table-column table:style-name="co7"/>
            <table:table-row table:style-name="ro4">
              <table:table-cell table:style-name="ce1" table:number-columns-spanned="2">
                <text:p text:style-name="P3"><text:span text:style-name="T3">Serviziaccessoripresenti</text:span></text:p>
              </table:table-cell>
              <table:covered-table-cell table:style-name="ce2"/>
            </table:table-row>
            <table:table-row table:style-name="ro5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5" table:default-cell-style-name="ce3">
              <table:table-cell>
                <text:p><text:span text:style-name="T4">ID_sala</text:span></text:p>
              </table:table-cell>
              <table:table-cell/>
            </table:table-row>
            <table:table-row table:style-name="ro7" table:default-cell-style-name="ce3">
              <table:table-cell>
                <text:p><text:span text:style-name="T4">ID_servizio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2" draw:text-style-name="P5" draw:layer="layout" svg:width="4.4cm" svg:height="1.2cm" svg:x="13.1cm" svg:y="15.6cm">
          <text:p text:style-name="P4"><text:span text:style-name="T6">Elenca, per ogni sala, quali </text:span></text:p>
          <text:p text:style-name="P4"><text:span text:style-name="T6">servizi ci sono a disposizione</text:span></text:p>
          <draw:enhanced-geometry svg:viewBox="0 0 21600 21600" draw:mirror-horizontal="true" draw:glue-points="10800 0 0 10800 10800 21600 21600 10800 ?f40 ?f41" draw:text-areas="0 0 21600 21600" draw:type="rectangular-callout" draw:modifiers="-14355.8282208589 4460.283097418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2.1cm" svg:x="5.9cm" svg:y="11.8cm">
          <text:p text:style-name="P4"><text:span text:style-name="T6">Elenca tutti i possibili servizi: ogni </text:span></text:p>
          <text:p text:style-name="P4"><text:span text:style-name="T6">sala potrebbe averne nessuno, </text:span></text:p>
          <text:p text:style-name="P4"><text:span text:style-name="T6">uno o più</text:span></text:p>
          <draw:enhanced-geometry svg:viewBox="0 0 21600 21600" draw:mirror-horizontal="true" draw:glue-points="10800 0 0 10800 10800 21600 21600 10800 ?f40 ?f41" draw:text-areas="0 0 21600 21600" draw:type="rectangular-callout" draw:modifiers="8303.2850438686 32096.71584959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4cm" svg:height="2.8cm" svg:x="11.9cm" svg:y="6.6cm">
          <text:p text:style-name="P4"><text:span text:style-name="T6">Per ogni prenotazione, potrei </text:span></text:p>
          <text:p text:style-name="P4"><text:span text:style-name="T6">anche prenotare dei servizi; in tal </text:span></text:p>
          <text:p text:style-name="P4"><text:span text:style-name="T6">caso qui ci sarà una riga per </text:span></text:p>
          <text:p text:style-name="P4"><text:span text:style-name="T6">ogni servizio che è stato</text:span></text:p>
          <text:p text:style-name="P4"><text:span text:style-name="T6">richiesto per una data</text:span></text:p>
          <text:p text:style-name="P4"><text:span text:style-name="T6">prenotazione.</text:span></text:p>
          <draw:enhanced-geometry svg:viewBox="0 0 21600 21600" draw:mirror-horizontal="true" draw:glue-points="10800 0 0 10800 10800 21600 21600 10800 ?f40 ?f41" draw:text-areas="0 0 21600 21600" draw:type="rectangular-callout" draw:modifiers="-13276.0736196319 8266.76187076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1.8cm" svg:height="2.123cm" svg:x="14.8cm" svg:y="2.877cm">
          <draw:text-box>
            <text:p text:style-name="P6"><text:span text:style-name="T7">Una prenotazione è composta da:</text:span></text:p>
            <text:p text:style-name="P6"><text:span text:style-name="T7"/></text:p>
            <text:p text:style-name="P6"><text:span text:style-name="T7">- una riga in </text:span><text:span text:style-name="T3">Prenotazioni</text:span><text:span text:style-name="T7"> </text:span></text:p>
            <text:p text:style-name="P6"><text:span text:style-name="T7">- opzionale: una o più righe in </text:span><text:span text:style-name="T3">Prenotazioniserviziaccessor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aa61a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3:06:36.904495006</meta:creation-date>
    <dc:date>2018-04-11T16:30:11.889278303</dc:date>
    <meta:editing-duration>PT32M50S</meta:editing-duration>
    <meta:editing-cycles>6</meta:editing-cycles>
    <meta:generator>LibreOffice/5.4.5.1$Linux_X86_64 LibreOffice_project/40m0$Build-1</meta:generator>
    <meta:document-statistic meta:object-count="10"/>
  </office:meta>
</office:document-meta>
</file>